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65cm" fo:min-width="3.1cm"/>
    </style:style>
    <style:style style:name="gr2" style:family="graphic" style:parent-style-name="standard">
      <style:graphic-properties draw:textarea-horizontal-align="justify" draw:textarea-vertical-align="middle" draw:auto-grow-height="false" fo:min-height="2.084cm" fo:min-width="2.612cm"/>
    </style:style>
    <style:style style:name="gr3" style:family="graphic" style:parent-style-name="standard">
      <style:graphic-properties draw:textarea-horizontal-align="justify" draw:textarea-vertical-align="middle" draw:auto-grow-height="false" fo:min-height="0.95cm" fo:min-width="3.4cm"/>
    </style:style>
    <style:style style:name="gr4" style:family="graphic" style:parent-style-name="standard">
      <style:graphic-properties draw:textarea-horizontal-align="justify" draw:textarea-vertical-align="middle" draw:auto-grow-height="false" fo:min-height="1.05cm" fo:min-width="3.4cm"/>
    </style:style>
    <style:style style:name="gr5" style:family="graphic" style:parent-style-name="standard">
      <style:graphic-properties draw:textarea-horizontal-align="justify" draw:textarea-vertical-align="middle" draw:auto-grow-height="false" fo:min-height="2.014cm" fo:min-width="2.542cm"/>
    </style:style>
    <style:style style:name="gr6" style:family="graphic" style:parent-style-name="objectwithoutfill">
      <style:graphic-properties svg:stroke-width="0.6cm" svg:stroke-color="#00ff00" draw:marker-start-width="2cm" draw:marker-end-width="2cm" draw:fill="none" draw:textarea-vertical-align="middle" fo:padding-top="0.425cm" fo:padding-bottom="0.425cm" fo:padding-left="0.55cm" fo:padding-right="0.55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objectwithoutfill">
      <style:graphic-properties svg:stroke-width="0.2cm" svg:stroke-color="#ff0000" draw:marker-start-width="0.5cm" draw:marker-end-width="0.5cm" draw:fill="none" draw:textarea-vertical-align="middle" fo:padding-top="0.225cm" fo:padding-bottom="0.225cm" fo:padding-left="0.35cm" fo:padding-right="0.35cm"/>
    </style:style>
    <style:style style:name="gr9" style:family="graphic" style:parent-style-name="objectwithoutfill">
      <style:graphic-properties svg:stroke-width="0.2cm" svg:stroke-color="#ff0000" draw:marker-start-width="0.8cm" draw:marker-end-width="0.8cm" draw:fill="none" draw:textarea-vertical-align="middle" fo:padding-top="0.225cm" fo:padding-bottom="0.225cm" fo:padding-left="0.35cm" fo:padding-right="0.35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0.85cm"/>
    </style:style>
    <style:style style:name="gr12" style:family="graphic" style:parent-style-name="standard">
      <style:graphic-properties draw:textarea-horizontal-align="justify" draw:textarea-vertical-align="middle" draw:auto-grow-height="false" fo:min-height="0.85cm" fo:min-width="3.4cm"/>
    </style:style>
    <style:style style:name="gr13" style:family="graphic" style:parent-style-name="standard">
      <style:graphic-properties svg:stroke-color="#3c3c41" draw:textarea-vertical-align="middle"/>
    </style:style>
    <style:style style:name="gr14" style:family="graphic" style:parent-style-name="standard">
      <style:graphic-properties svg:stroke-color="#3c3c41" draw:marker-start="Rounded_20_large_20_Arrow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text-properties fo:font-size="10.5pt" style:font-size-asian="10.5pt" style:font-size-complex="10.5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6cm" svg:height="1.9cm" svg:x="3.1cm" svg:y="2.6cm">
          <text:p text:style-name="P1"><text:span text:style-name="T1">Base ISO-Image</text:span></text:p>
          <text:p text:style-name="P1"><text:span text:style-name="T1">E.g. SLE-12-SP1.iso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6cm" svg:height="1.9cm" svg:x="7.2cm" svg:y="2.6cm">
          <text:p text:style-name="P1"><text:span text:style-name="T1">Latest Packages from </text:span></text:p>
          <text:p text:style-name="P1"><text:span text:style-name="T1">IBS/OBS</text:span></text:p>
          <text:p text:style-name="P1"><text:span text:style-name="T1">E.g. YaST repository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6cm" svg:height="1.9cm" svg:x="11.3cm" svg:y="2.6cm">
          <text:p text:style-name="P1"><text:span text:style-name="T1">Local test packages</text:span></text:p>
          <text:p text:style-name="P1"><text:span text:style-name="T1">(optional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4cm" svg:height="3.3cm" svg:x="2.7cm" svg:y="6.6cm">
          <text:p text:style-name="P1"><text:span text:style-name="T1">Generating a test ISO</text:span></text:p>
          <text:p text:style-name="P1"><text:span text:style-name="T1">image with mksusec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3.9cm" svg:height="1.2cm" svg:x="8.4cm" svg:y="7.6cm">
          <text:p text:style-name="P1"><text:span text:style-name="T1"/></text:p>
          <text:p text:style-name="P1"><text:span text:style-name="T1">Test ISO image</text:span></text:p>
          <text:p text:style-name="P1"><text:span text:style-name="T1">kiwi/iso/obs.iso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9cm" svg:height="1.3cm" svg:x="20.7cm" svg:y="7.495cm">
          <text:p text:style-name="P1"><text:span text:style-name="T1"/></text:p>
          <text:p text:style-name="P1"><text:span text:style-name="T1">AutoYaST descr. file</text:span><text:span text:style-name="T1"><text:line-break/></text:span><text:span text:style-name="T1">E.g. test/sles12.xml</text:span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xml:id="id2" draw:id="id2" draw:layer="layout" svg:width="4.3cm" svg:height="3.2cm" svg:x="13.7cm" svg:y="6.6cm">
          <text:p text:style-name="P1"><text:span text:style-name="T2">Installing a virtual</text:span></text:p>
          <text:p text:style-name="P1"><text:span text:style-name="T2"><text:s/></text:span><text:span text:style-name="T2">machine via</text:span></text:p>
          <text:p text:style-name="P1"><text:span text:style-name="T2"><text:s/></text:span><text:span text:style-name="T2">AutoYa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3.9cm" svg:height="1.3cm" svg:x="14cm" svg:y="11.6cm">
          <text:p text:style-name="P1"><text:span text:style-name="T1"/></text:p>
          <text:p text:style-name="P1"><text:span text:style-name="T1">Bootable Vagrant image</text:span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3.9cm" svg:height="1.3cm" svg:x="20.8cm" svg:y="11.6cm">
          <text:p text:style-name="P1"><text:span text:style-name="T1"/></text:p>
          <text:p text:style-name="P1"><text:span text:style-name="T1">RSpec testfile</text:span><text:span text:style-name="T1"><text:line-break/></text:span><text:span text:style-name="T1">E.g. test/sles12.rb</text:span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4.4cm" svg:height="3.3cm" svg:x="13.758cm" svg:y="16.141cm">
          <text:p text:style-name="P1"><text:span text:style-name="T1">Booting the Vagrant</text:span></text:p>
          <text:p text:style-name="P1"><text:span text:style-name="T1">image and running tests</text:span></text:p>
          <text:p text:style-name="P1"><text:span text:style-name="T1">described in the</text:span></text:p>
          <text:p text:style-name="P1"><text:span text:style-name="T1">Rspec fi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6" draw:text-style-name="P1" draw:layer="layout" svg:width="1.064cm" svg:height="1.607cm" draw:transform="rotate (-0.982794901798007) translate (24.1958475603998cm 15.2677702675329cm)" svg:viewBox="0 0 1065 1608" svg:d="M0 1394c336-64 669 345 946 171 362-227-207-567-318-847l-58-392-65-326">
          <text:p/>
        </draw:path>
        <draw:line draw:style-name="gr7" draw:text-style-name="P1" draw:layer="layout" svg:x1="22.336cm" svg:y1="17.788cm" svg:x2="24.836cm" svg:y2="17.788cm">
          <text:p/>
        </draw:line>
        <draw:line draw:style-name="gr8" draw:text-style-name="P1" draw:layer="layout" svg:x1="22.83cm" svg:y1="18.2cm" svg:x2="24.23cm" svg:y2="19.5cm">
          <text:p/>
        </draw:line>
        <draw:line draw:style-name="gr9" draw:text-style-name="P1" draw:layer="layout" svg:x1="22.83cm" svg:y1="19.5cm" svg:x2="24.13cm" svg:y2="18.2cm">
          <text:p/>
        </draw:line>
        <draw:line draw:style-name="gr10" draw:text-style-name="P1" draw:layer="layout" svg:x1="18.7cm" svg:y1="17.8cm" svg:x2="22cm" svg:y2="17.8cm">
          <text:p/>
        </draw:line>
        <draw:frame draw:style-name="gr11" draw:layer="layout" svg:width="13.6cm" svg:height="1.1cm" svg:x="11cm" svg:y="1.2cm">
          <draw:text-box>
            <text:p>AutoYaST Integration Tests</text:p>
          </draw:text-box>
        </draw:frame>
        <draw:custom-shape draw:style-name="gr12" draw:text-style-name="P1" draw:layer="layout" svg:width="3.9cm" svg:height="1.1cm" svg:x="20.7cm" svg:y="8.794cm">
          <text:p text:style-name="P1">….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3.9cm" svg:height="1.1cm" svg:x="20.8cm" svg:y="12.9cm">
          <text:p text:style-name="P1">….</text:p>
          <draw:enhanced-geometry svg:viewBox="0 0 21600 21600" draw:type="rectangle" draw:enhanced-path="M 0 0 L 21600 0 21600 21600 0 21600 0 0 Z N"/>
        </draw:custom-shape>
        <draw:connector draw:style-name="gr13" draw:text-style-name="P1" xml:id="id1" draw:id="id1" draw:layer="layout" svg:x1="25.223cm" svg:y1="16.61cm" svg:x2="26.87cm" svg:y2="16.61cm" svg:d="M25223 16610h1647" svg:viewBox="0 0 1648 1">
          <text:p/>
        </draw:connector>
        <draw:connector draw:style-name="gr13" draw:text-style-name="P1" xml:id="id3" draw:id="id3" draw:layer="layout" svg:x1="26.87cm" svg:y1="16.61cm" svg:x2="26.87cm" svg:y2="5.674cm" draw:start-shape="id1" draw:start-glue-point="3" svg:d="M26870 16610v-10936" svg:viewBox="0 0 1 10937">
          <text:p/>
        </draw:connector>
        <draw:connector draw:style-name="gr14" draw:text-style-name="P1" draw:layer="layout" svg:x1="15.85cm" svg:y1="6.6cm" svg:x2="26.87cm" svg:y2="5.674cm" draw:start-shape="id2" draw:start-glue-point="4" draw:end-shape="id3" draw:end-glue-point="3" svg:d="M15850 6600v-926h11020" svg:viewBox="0 0 11021 927">
          <text:p/>
        </draw:connector>
        <draw:line draw:style-name="gr10" draw:text-style-name="P1" draw:layer="layout" svg:x1="4.9cm" svg:y1="4.5cm" svg:x2="4.9cm" svg:y2="6.5cm">
          <text:p/>
        </draw:line>
        <draw:line draw:style-name="gr10" draw:text-style-name="P1" draw:layer="layout" svg:x1="9cm" svg:y1="4.5cm" svg:x2="5.8cm" svg:y2="6.6cm">
          <text:p/>
        </draw:line>
        <draw:line draw:style-name="gr10" draw:text-style-name="P1" draw:layer="layout" svg:x1="13.1cm" svg:y1="4.6cm" svg:x2="6.7cm" svg:y2="7cm">
          <text:p/>
        </draw:line>
        <draw:line draw:style-name="gr10" draw:text-style-name="P1" draw:layer="layout" svg:x1="7.2cm" svg:y1="8.212cm" svg:x2="8.4cm" svg:y2="8.212cm">
          <text:p/>
        </draw:line>
        <draw:line draw:style-name="gr10" draw:text-style-name="P1" draw:layer="layout" svg:x1="12.4cm" svg:y1="8.2cm" svg:x2="13.6cm" svg:y2="8.2cm">
          <text:p/>
        </draw:line>
        <draw:line draw:style-name="gr10" draw:text-style-name="P1" draw:layer="layout" svg:x1="20.7cm" svg:y1="8.2cm" svg:x2="18cm" svg:y2="8.2cm">
          <text:p/>
        </draw:line>
        <draw:line draw:style-name="gr10" draw:text-style-name="P1" draw:layer="layout" svg:x1="15.9cm" svg:y1="9.9cm" svg:x2="15.9cm" svg:y2="11.6cm">
          <text:p/>
        </draw:line>
        <draw:line draw:style-name="gr10" draw:text-style-name="P1" draw:layer="layout" svg:x1="15.9cm" svg:y1="13cm" svg:x2="15.9cm" svg:y2="16.1cm">
          <text:p/>
        </draw:line>
        <draw:line draw:style-name="gr10" draw:text-style-name="P1" draw:layer="layout" svg:x1="20.7cm" svg:y1="12.3cm" svg:x2="16.8cm" svg:y2="16.2cm">
          <text:p/>
        </draw:line>
        <draw:frame draw:style-name="gr15" draw:text-style-name="P4" draw:layer="layout" svg:width="11.119cm" svg:height="0.662cm" svg:x="15.7cm" svg:y="4.8cm">
          <draw:text-box>
            <text:p text:style-name="P4"><text:span text:style-name="T3">Run test with the next AutoYast description file and Rspec testfile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10T10:05:54.651543255</meta:creation-date>
    <dc:date>2015-11-10T17:18:49.267371743</dc:date>
    <meta:editing-duration>PT16M38S</meta:editing-duration>
    <meta:editing-cycles>2</meta:editing-cycles>
    <meta:generator>LibreOffice/4.3.7.2$Linux_X86_64 LibreOffice_project/430m0$Build-2</meta:generator>
    <meta:document-statistic meta:object-count="31"/>
  </office:meta>
</office:document-meta>
</file>